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uno: Diego Silva Cintra<text:tab/><text:tab/><text:tab/><text:tab/><text:tab/><text:tab/><text:tab/>RGA: 2012.1904.003-7</text:p>
      <text:p text:style-name="Standard"/>
      <text:p text:style-name="P1">Perguntas do slide Processo unificado – parte 1</text:p>
      <text:p text:style-name="P1"/>
      <text:p text:style-name="P2">1- O modelo cascata – ou <text:span text:style-name="T1">waterfall –</text:span><text:span text:style-name="T3"> foi um dos primeiros modelos de processo de software a serem criados, sendo introduzido na década de 70 por Winston Royce. O modelo consiste em 6 fases: Engenharia de sistemas, análise de requisitos, projeto, codificação, testes e manutenção, que são exploradas o máximo possível durante a sua existência – isso quer dizer que, durante a fase de análise de requisitos, por exemplo, todas as funcionalidades do sistema e seus objetivos devem ser claramente especificados, para somente aí prosseguir-se para o outro passo de desenvolvimento do software. Apesar desse modelo ser muito melhor do que a utilização de uma abordagem casual (ou não padronizada) de um processo de desenvolvimento de software, suas falhas são bastante aparentes – no começo, durante a análise de requisitos, até mesmo o próprio cliente tem dúvidas sobre o que ele realmente quer dos desenvolvedores e do produto final que requisitou, portanto é quase que impossível definir com certeza quais serão todas as funcionalidades e requisitos desse sistema. A falta de um protótipo também requer demais do </text:span><text:span text:style-name="T1">stakeholder</text:span><text:span text:style-name="T3">, que só será capaz de testar o produto quando todo ele estiver concluído; às vezes, o resultado não é o que o cliente esperava, e isso pode ser muito custoso para aqueles que produziram o software. Para essas situações (que englobam a maioria dos softwares produzidos na atualidade), a filosofia do modelo incremental supre esses defeitos, pois engloba as mesmas fases existentes no </text:span><text:span text:style-name="T1">waterfall </text:span><text:span text:style-name="T3">e sua progressão, porém, ao invés de produzir o software inteiro, pequenas funcionalidades dele vão sendo construídas em cada um dos incrementos (daí o nome). Isso significa, por exemplo, que mesmo exigindo um conjunto de requisitos bem definidos durante a fase de análise, essas funcionalidades bem explanadas irão condizer somente com uma porção do software, e não ele todo. Ao final de cada incremento, o cliente é capaz não só de ver o que está funcionando como também testá-lo por si próprio, inferindo conclusões acerca dessa funcionalidade e permitindo o refinamento dos requisitos que compõem o restante do produto, gerando um resultado final mais próximo aos desejos do </text:span><text:span text:style-name="T1">stakeholder</text:span><text:span text:style-name="T3">.</text:span></text:p>
      <text:p text:style-name="P4"/>
      <text:p text:style-name="P3"><text:span text:style-name="T5">2- O processo unificado agrega o modelo incremental explanado acima o paradigma de orientação a objetos, tendo como ferramenta de apoio a UML (ou </text:span><text:span text:style-name="T2">universal modeling language</text:span><text:span text:style-name="T5">), amplamente utilizada para definir projetos no paradigma previamente mencionado. Esse processo é um poderoso </text:span><text:span text:style-name="T2">framework </text:span><text:span text:style-name="T5">que, dado sua natureza, precisa ser ajustado de acordo com as necessidades do projeto em questão – utiliza-se dele somente o que se precisa, dado a ampla quantidade de recursos disponíveis. O processo possui, em sua essência, algumas fortes características: O modelo incremental é utilizado aqui, dividindo uma funcionalidade em quatro fases (concepção, elaboração, construção e transição) que são regidas por disciplinas (requisitos, análise e projeto, por exemplo), que produzem um incremento no fim. O PU é dirigido por casos de uso, que especificam qual o escopo do sistema em questão e o papel de cada um dos atores no software. O modelo também é centrado arquiteturalmente, o que infere o comprometimento a um modelo que servirá de alicerce para todo o produto. Como um só modelo não é suficiente para representar tudo o que o sistema representa, diversos deles estão disponíveis para utilização pelo PU. Uma das últimas características do processo diz respeito ao foco em riscos: Durante a especificação dos incrementos, os que representam um grande risco ao software (risco esse que é identificado, analisado e classificado durante a fase de concepção) serão os primeiros a serem implementados, visando tomar um plano de contingência dos riscos do produto final. A principal vantagem do processo é a união de uma filosofia incremental (que na atualidade é quase que obrigatória para a construção de sistemas) com a orientação a objetos, paradigma que ganhou sua fama por ser reutilizável, fácil de realizar manutenção e poder ser estendido facilmente. Outra vantagem também se dá no fato de que outros métodos podem ser acoplados a esse: acoplando-se a filosofia ágil ao processo unificado, temos tudo explanado acima como também incrementos feitos em curtos </text:span><text:soft-page-break/><text:span text:style-name="T5">períodos de tempo e pouca documentação produzida. O fato do cliente estar em constante contato com a equipe de desenvolvimento, podendo testar funcionalidades simples e redefinir especificações contribui muito para um produto final satisfatório. Entretanto, alguns problemas podem ser destacados na escolha dessa metodologia: a utilização de casos de uso não define por completo os requisitos do cliente, e a participação desse último na construção desses modelos é quase que nula. Em projetos grandes com utilização de tecnologia de ponta, o conceito de reusabilidade da orientação a objetos se perde </text:span><text:span text:style-name="T4">TODO – por quê?</text:span><text:span text:style-name="T5">, o que torna a economia de tempo impossível de acontecer. Apesar de seus defeitos, o PU é bastante completo por si só, e aborda os pontos essenciais de um projeto (riscos e arquitetura, por exemplo) de maneira dire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4-08-16T13:06:40</meta:creation-date>
    <dc:date>2014-08-18T14:07:01</dc:date>
    <dc:creator>Diego </dc:creator>
    <meta:editing-duration>PT1H21S</meta:editing-duration>
    <meta:editing-cycles>48</meta:editing-cycles>
    <meta:generator>LibreOffice/3.5$Linux_X86_64 LibreOffice_project/350m1$Build-2</meta:generator>
    <meta:document-statistic meta:table-count="0" meta:image-count="0" meta:object-count="0" meta:page-count="2" meta:paragraph-count="4" meta:word-count="820" meta:character-count="5202" meta:non-whitespace-character-count="4379"/>
  </office:meta>
</office:document-meta>
</file>